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sans-serif" svg:font-family="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3cm" style:contextual-spacing="false" fo:text-align="justify" style:justify-single-word="false" fo:text-indent="1.535cm" style:auto-text-indent="false" style:page-number="auto">
        <style:tab-stops>
          <style:tab-stop style:position="0cm"/>
        </style:tab-stops>
      </style:paragraph-properties>
      <style:text-properties officeooo:rsid="00215bc8" officeooo:paragraph-rsid="00215bc8"/>
    </style:style>
    <style:style style:name="P2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1.535cm" style:auto-text-indent="false">
        <style:tab-stops>
          <style:tab-stop style:position="0cm"/>
        </style:tab-stops>
      </style:paragraph-properties>
      <style:text-properties officeooo:rsid="00215bc8" officeooo:paragraph-rsid="00215bc8"/>
    </style:style>
    <style:style style:name="P3" style:family="paragraph" style:parent-style-name="Standard">
      <style:paragraph-properties fo:margin-left="0cm" fo:margin-right="0cm" fo:margin-top="0cm" fo:margin-bottom="0.3cm" style:contextual-spacing="false" fo:text-align="center" style:justify-single-word="false" fo:text-indent="1.535cm" style:auto-text-indent="false">
        <style:tab-stops>
          <style:tab-stop style:position="0cm"/>
        </style:tab-stops>
      </style:paragraph-properties>
      <style:text-properties officeooo:rsid="00215bc8" officeooo:paragraph-rsid="00215bc8"/>
    </style:style>
    <style:style style:name="P4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1.535cm" style:auto-text-indent="false">
        <style:tab-stops>
          <style:tab-stop style:position="0cm"/>
        </style:tab-stops>
      </style:paragraph-properties>
      <style:text-properties officeooo:paragraph-rsid="00231dc5"/>
    </style:style>
    <style:style style:name="P5" style:family="paragraph" style:parent-style-name="Standard" style:master-page-name="">
      <style:paragraph-properties fo:margin-left="0cm" fo:margin-right="0cm" fo:margin-top="0cm" fo:margin-bottom="0.3cm" style:contextual-spacing="false" fo:text-align="justify" style:justify-single-word="false" fo:text-indent="1.508cm" style:auto-text-indent="false" style:page-number="auto">
        <style:tab-stops>
          <style:tab-stop style:position="0cm"/>
        </style:tab-stops>
      </style:paragraph-properties>
      <style:text-properties officeooo:rsid="002013fb" officeooo:paragraph-rsid="002013fb"/>
    </style:style>
    <style:style style:name="P6" style:family="paragraph" style:parent-style-name="Standard">
      <style:paragraph-properties fo:margin-left="0cm" fo:margin-right="0cm" fo:margin-top="0cm" fo:margin-bottom="0.3cm" style:contextual-spacing="false" fo:text-align="center" style:justify-single-word="false" fo:text-indent="1.508cm" style:auto-text-indent="false">
        <style:tab-stops>
          <style:tab-stop style:position="0cm"/>
        </style:tab-stops>
      </style:paragraph-properties>
      <style:text-properties officeooo:rsid="002013fb" officeooo:paragraph-rsid="002013fb"/>
    </style:style>
    <style:style style:name="P7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1.508cm" style:auto-text-indent="false">
        <style:tab-stops>
          <style:tab-stop style:position="0cm"/>
        </style:tab-stops>
      </style:paragraph-properties>
      <style:text-properties officeooo:rsid="002013fb" officeooo:paragraph-rsid="002013fb"/>
    </style:style>
    <style:style style:name="P8" style:family="paragraph" style:parent-style-name="Standard" style:list-style-name="L1">
      <style:paragraph-properties fo:margin-top="0cm" fo:margin-bottom="0.3cm" style:contextual-spacing="false" fo:text-align="justify" style:justify-single-word="false">
        <style:tab-stops>
          <style:tab-stop style:position="0cm"/>
        </style:tab-stops>
      </style:paragraph-properties>
      <style:text-properties officeooo:rsid="002013fb" officeooo:paragraph-rsid="002013fb"/>
    </style:style>
    <style:style style:name="P9" style:family="paragraph" style:parent-style-name="Preformatted_20_Text" style:list-style-name="L2">
      <style:paragraph-properties fo:margin-top="0cm" fo:margin-bottom="0.3cm" style:contextual-spacing="false" fo:text-align="justify" style:justify-single-word="false">
        <style:tab-stops>
          <style:tab-stop style:position="0cm"/>
        </style:tab-stops>
      </style:paragraph-properties>
      <style:text-properties officeooo:paragraph-rsid="00231dc5"/>
    </style:style>
    <style:style style:name="P10" style:family="paragraph" style:parent-style-name="Preformatted_20_Text" style:list-style-name="L2">
      <style:paragraph-properties fo:margin-top="0cm" fo:margin-bottom="0.3cm" style:contextual-spacing="false" fo:text-align="justify" style:justify-single-word="false">
        <style:tab-stops>
          <style:tab-stop style:position="0cm"/>
        </style:tab-stops>
      </style:paragraph-properties>
      <style:text-properties fo:color="#000000" style:font-name="Liberation Serif" fo:font-size="12pt" officeooo:paragraph-rsid="00231dc5" style:font-size-asian="12pt" style:font-size-complex="12pt"/>
    </style:style>
    <style:style style:name="P11" style:family="paragraph" style:parent-style-name="Preformatted_20_Text" style:master-page-name="">
      <style:paragraph-properties fo:margin-left="0cm" fo:margin-right="0cm" fo:margin-top="0cm" fo:margin-bottom="0.3cm" style:contextual-spacing="false" fo:text-align="justify" style:justify-single-word="false" fo:text-indent="1.535cm" style:auto-text-indent="false" style:page-number="auto">
        <style:tab-stops>
          <style:tab-stop style:position="0cm"/>
        </style:tab-stops>
      </style:paragraph-properties>
      <style:text-properties fo:color="#000000" style:font-name="Liberation Serif" fo:font-size="12pt" officeooo:paragraph-rsid="00231dc5" style:font-size-asian="12pt" style:font-size-complex="12pt"/>
    </style:style>
    <style:style style:name="P12" style:family="paragraph" style:parent-style-name="Preformatted_20_Text">
      <style:paragraph-properties fo:margin-left="0cm" fo:margin-right="0cm" fo:margin-top="0cm" fo:margin-bottom="0.3cm" style:contextual-spacing="false" fo:text-align="justify" style:justify-single-word="false" fo:text-indent="1.535cm" style:auto-text-indent="false">
        <style:tab-stops>
          <style:tab-stop style:position="0cm"/>
        </style:tab-stops>
      </style:paragraph-properties>
      <style:text-properties fo:color="#000000" style:font-name="Liberation Serif" fo:font-size="12pt" officeooo:rsid="00231dc5" officeooo:paragraph-rsid="00231dc5" style:font-size-asian="12pt" style:font-size-complex="12pt"/>
    </style:style>
    <style:style style:name="P13" style:family="paragraph" style:parent-style-name="Preformatted_20_Text">
      <style:paragraph-properties fo:margin-left="0cm" fo:margin-right="0cm" fo:margin-top="0cm" fo:margin-bottom="0.3cm" style:contextual-spacing="false" fo:text-align="center" style:justify-single-word="false" fo:text-indent="1.535cm" style:auto-text-indent="false">
        <style:tab-stops>
          <style:tab-stop style:position="0cm"/>
        </style:tab-stops>
      </style:paragraph-properties>
      <style:text-properties fo:color="#000000" style:font-name="Liberation Serif" fo:font-size="12pt" officeooo:rsid="0023ad05" officeooo:paragraph-rsid="0023ad05" style:font-size-asian="12pt" style:font-size-complex="12pt"/>
    </style:style>
    <style:style style:name="P14" style:family="paragraph" style:parent-style-name="Preformatted_20_Text">
      <style:paragraph-properties fo:margin-left="0cm" fo:margin-right="0cm" fo:margin-top="0cm" fo:margin-bottom="0.3cm" style:contextual-spacing="false" fo:text-align="start" style:justify-single-word="false" fo:text-indent="1.535cm" style:auto-text-indent="false">
        <style:tab-stops>
          <style:tab-stop style:position="0cm"/>
        </style:tab-stops>
      </style:paragraph-properties>
      <style:text-properties fo:color="#000000" style:font-name="Liberation Serif" fo:font-size="12pt" officeooo:rsid="0023ad05" officeooo:paragraph-rsid="0023ad05" style:font-size-asian="12pt" style:font-size-complex="12pt"/>
    </style:style>
    <style:style style:name="P15" style:family="paragraph" style:parent-style-name="Preformatted_20_Text">
      <style:paragraph-properties fo:margin-left="0cm" fo:margin-right="0cm" fo:margin-top="0cm" fo:margin-bottom="0.3cm" style:contextual-spacing="false" fo:text-align="start" style:justify-single-word="false" fo:text-indent="1.535cm" style:auto-text-indent="false">
        <style:tab-stops>
          <style:tab-stop style:position="0cm"/>
        </style:tab-stops>
      </style:paragraph-properties>
      <style:text-properties fo:color="#000000" style:font-name="Liberation Serif" fo:font-size="12pt" officeooo:rsid="00252b97" officeooo:paragraph-rsid="00252b97" style:font-size-asian="12pt" style:font-size-complex="12pt"/>
    </style:style>
    <style:style style:name="T1" style:family="text">
      <style:text-properties officeooo:rsid="00215bc8"/>
    </style:style>
    <style:style style:name="T2" style:family="text">
      <style:text-properties officeooo:rsid="00231dc5"/>
    </style:style>
    <style:style style:name="T3" style:family="text">
      <style:text-properties fo:font-variant="normal" fo:text-transform="none" fo:color="#252525" style:font-name="Liberation Serif" fo:font-size="12pt" fo:letter-spacing="normal" fo:language="en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252525" style:font-name="Liberation Serif" fo:font-size="12pt" fo:letter-spacing="normal" fo:language="en" fo:country="none" fo:font-style="normal" fo:font-weight="normal" officeooo:rsid="00231dc5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52525" style:font-name="Liberation Serif" fo:font-size="12pt" fo:letter-spacing="normal" fo:font-style="normal" fo:font-weight="normal" officeooo:rsid="00231dc5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Liberation Serif" fo:font-size="12pt" fo:letter-spacing="normal" fo:font-style="normal" style:text-underline-style="none" fo:font-weight="normal" officeooo:rsid="00231dc5" style:text-blinking="false" fo:background-color="#ffffff" style:font-size-asian="12pt" style:font-weight-asian="normal" style:font-size-complex="12pt" style:font-weight-complex="normal"/>
    </style:style>
    <style:style style:name="T8" style:family="text">
      <style:text-properties fo:font-style="normal" officeooo:rsid="00231dc5" style:font-style-asian="normal" style:font-style-complex="normal"/>
    </style:style>
    <style:style style:name="T9" style:family="text">
      <style:text-properties officeooo:rsid="00252b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 данном проекте моя работа заключается в разработке «тасков» для нашего автоматизированного комплекса. Разработка происходит в операционной системе Ubuntu 13.10, для разработки испльзуется IDE QTCreator — бесплатная среда разработки на языке <text:line-break/>с++ испоьзующая компилятор gcc и собственный набор библиотек. Перед тем как описать «таски» стоит отметить некоторые общие знания необходимые для реализации всех «тасков», а именно работа с файловыми системами, с файлами и отдельно с xml-файлами в QT.</text:p>
      <text:p text:style-name="P6">Работа с файловыми системами <text:span text:style-name="T1">и файлами </text:span>в QT.</text:p>
      <text:p text:style-name="P7">Для работы с файловыми системами в QT существует несколько библиотек. В данном проекте активно используются две:</text:p>
      <text:list xml:id="list1431697065596246752" text:style-name="L1">
        <text:list-item>
          <text:p text:style-name="P8">QDirIterator</text:p>
        </text:list-item>
        <text:list-item>
          <text:p text:style-name="P8">Q<text:span text:style-name="T1">D</text:span>ir</text:p>
        </text:list-item>
      </text:list>
      <text:p text:style-name="P1">QDirIterator — библотека, предназначенная для работы с файловой системой начиная с определенной директории как точки входа. Создав объект данного типа с указанием директории мы получим все пути которые существуют в файловой системе и начинаются с указанной директории. Данный объект поддерживает фильтрацию которая помогает выделять только необходимую информацию, исключая то, что нас не интересует, например можно вывести список только файлов находящихся в данной директории или поддиректориях, или исключить вывод символьных ссылок. Объекты данного типа используются для поиска файлов или папок на образе исследуемого диска.</text:p>
      <text:p text:style-name="P2">QDir — библиотека позволяющая работать с конкретной директорией. Создав объект данного типа с указанием директории мы получим доступ к этой директории в программе и сможем работать в ней (просматривать содержимое; удалять, создавать или копировать файлы; создавать поддиректории). Данный объект так же поддерживать разные наборы фильтров выходных данных которые могут отсеивать ненужную информацию.</text:p>
      <text:p text:style-name="P2">Так же данные библиотеки позволяют создавать объект QFile, который позволяет работать с файлом, путь к которому передается как параметр при создании, данный объект позволяет получить базовую информацию о файле, такую как относительный или абсолютный путь до этого файла, размер файла, тип файла или его имя. Так же позволяет перемещать или копировать данный файл.</text:p>
      <text:p text:style-name="P3">Работа с xml-файлами</text:p>
      <text:p text:style-name="P4"><text:span text:style-name="T8">XML - </text:span><text:span text:style-name="T3">eXtensible Markup Language </text:span><text:span text:style-name="T4">или</text:span><text:span text:style-name="T5"> расширяемый язык разметки. </text:span><text:span text:style-name="T6">XML разрабатывался как язык с простым формальным </text:span><text:a xlink:type="simple" xlink:href="http://ru.wikipedia.org/wiki/Синтаксис_(программирование)"><text:span text:style-name="T7">синтаксисом</text:span></text:a><text:span text:style-name="T6">, удобный для создания и обработки документов программами и одновременно удобный для чтения и создания документов человеком. Задумка языка в том, что он позволяет дополнять данные метаданными, которые разделяют документ на объекты с атрибутами. Это позволяет упростить программную обработку документов, так как структурирует информацию.</text:span></text:p>
      <text:p text:style-name="P4"><text:span text:style-name="T6">В QT для работы с xml-документами используется две библиотеки</text:span></text:p>
      <text:list xml:id="list8301171687288737554" text:style-name="L2">
        <text:list-item>
          <text:p text:style-name="P9"><text:span text:style-name="T6">QxmlStreamReader</text:span></text:p>
        </text:list-item>
        <text:list-item>
          <text:p text:style-name="P10">QxmlStreamWriter</text:p>
        </text:list-item>
      </text:list>
      <text:p text:style-name="P11"><text:span text:style-name="T2">Данные библиотеки позволяют создавать потоки для чтения и записи XML файлов и предоставляют набор функций для разбиения файлов на элементы и создания структур данных по записям в xml-файлах. </text:span></text:p>
      <text:p text:style-name="P12">Команды для записи же позволяют записывать данные в файл автоматически дополняя методанные. Для этого существует набор команд при помощи которых создается <text:soft-page-break/>xml-файл с заголовком, команды по созданию элемента, команды по добавлению атрибутов в элемент, команды записи конца элемента и конца файла.</text:p>
      <text:p text:style-name="P13">Реализуемые «таски»</text:p>
      <text:p text:style-name="P14"><text:tab/>Поиск журнальных файлов и файлов событий операционной системы.</text:p>
      <text:p text:style-name="P14">Одной из задач комплекса является поиск информации о том, что происходило в системе, для этого необходимо обратиться к журнальным файлам. Много информации об общем состоянии системы можно узнать из журналов системы. Данные файлы в операционных системах Windows имеют расширения log и evt. Данный «таск» направлен на поиск файлов с данными расширениями.</text:p>
      <text:p text:style-name="P14">На данный момент реализован поиск файлов в операционной системе Windows XP, для этого создается объект QDirIterator с началом обзора в паке windows, где лежат искомые файлы, после чего просматривается список всех файлов и создается два списка содержащих информацию о log и evt файлах. Пока данные файлы просто копируются в выходную директорию в папки с названиями LOG и EVT. <text:span text:style-name="T9">Разные типы файлов имеют разную структуру и содержат разную информацию. Для файлов с расширением log был найден обработчик написанный на языке сценариев python, который будет переписан и встроен в программу для получения информации из файлов и записи их в формат xml.</text:span></text:p>
      <text:p text:style-name="P15">Описания структуры log-файлов</text:p>
      <text:p text:style-name="P15">/* много букав */</text:p>
      <text:p text:style-name="P15"><text:tab/>Поиск программногого обеспечения установленного на компьютер</text:p>
      <text:p text:style-name="P15">Данный список может дать сведения о программах установленных на компьютере. Благодаря этому списку можно узнать есть ли программы из которых можно получить ценную информацию, например найти какую либо программу для он-лайн общения и попробовать получить историю переписки. </text:p>
      <text:p text:style-name="P15">На данный момент поиск происходит при помощи просмотра папок Program Files операционных систем windows и составления списка программ по названиям папкок в ней. После чего полученный список сохраняется в формате xml как набор элементов, где каждый элемент это программа.</text:p>
      <text:p text:style-name="P15">В дальнейшем поиск будет проводиться по средствам обработки файлов рееста системы, но данная задача слишком сложна для реализации её паралельно с разработкой других зада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sans-serif" svg:font-family="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2:35:21</meta:creation-date>
    <dc:date>2013-10-27T15:45:22.014445357</dc:date>
    <meta:editing-duration>P0D</meta:editing-duration>
    <meta:editing-cycles>4</meta:editing-cycles>
    <meta:generator>LibreOffice/4.1.2.3$Linux_X86_64 LibreOffice_project/410m0$Build-3</meta:generator>
    <meta:document-statistic meta:table-count="0" meta:image-count="0" meta:object-count="0" meta:page-count="2" meta:paragraph-count="25" meta:word-count="699" meta:character-count="5017" meta:non-whitespace-character-count="4339"/>
  </office:meta>
</office:document-meta>
</file>